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81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3715a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fo:background-color="#f3715a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0.048" calcext:value-type="float">
            <text:p>0.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style-name="ce2" office:value-type="float" office:value="0.000001" calcext:value-type="float">
            <text:p>1E-0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olume</text:p>
          </table:table-cell>
          <table:table-cell table:style-name="ce2" office:value-type="float" office:value="5701.5" calcext:value-type="float">
            <text:p>5701.5</text:p>
          </table:table-cell>
          <table:table-cell table:style-name="ce3" office:value-type="float" office:value="1056491.75" calcext:value-type="float">
            <text:p>1056491.75</text:p>
          </table:table-cell>
          <table:table-cell table:style-name="ce3" office:value-type="string" calcext:value-type="string">
            <text:p>xx</text:p>
          </table:table-cell>
          <table:table-cell table:style-name="ce4" table:formula="of:=[.C4]*[.$B$5]" office:value-type="float" office:value="0.00000889443199158116" calcext:value-type="float">
            <text:p>0.0000088944319915811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ertia scale</text:p>
          </table:table-cell>
          <table:table-cell table:style-name="ce2" table:formula="of:=([.B2]*[.B3])/[.B4]" office:value-type="float" office:value="0.00000000000841883714811892" calcext:value-type="float">
            <text:p>8.41883714811892E-12</text:p>
          </table:table-cell>
          <table:table-cell table:style-name="ce3" office:value-type="float" office:value="582847.6875" calcext:value-type="float">
            <text:p>582847.6875</text:p>
          </table:table-cell>
          <table:table-cell table:style-name="ce3" office:value-type="string" calcext:value-type="string">
            <text:p>yy</text:p>
          </table:table-cell>
          <table:table-cell table:style-name="ce4" table:formula="of:=[.C5]*[.$B$5]" office:value-type="float" office:value="0.00000490689976322021" calcext:value-type="float">
            <text:p>0.000004906899763220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582847.6875" calcext:value-type="float">
            <text:p>582847.6875</text:p>
          </table:table-cell>
          <table:table-cell table:style-name="ce3" office:value-type="string" calcext:value-type="string">
            <text:p>zz</text:p>
          </table:table-cell>
          <table:table-cell table:style-name="ce4" table:formula="of:=[.C6]*[.$B$5]" office:value-type="float" office:value="0.00000490689976322021" calcext:value-type="float">
            <text:p>0.0000049068997632202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0.004087" calcext:value-type="float">
            <text:p>0.004087</text:p>
          </table:table-cell>
          <table:table-cell table:style-name="ce3" office:value-type="string" calcext:value-type="string">
            <text:p>xy</text:p>
          </table:table-cell>
          <table:table-cell table:style-name="ce4" table:formula="of:=[.C7]*[.$B$5]" office:value-type="float" office:value="0.000000000000034407787424362" calcext:value-type="float">
            <text:p>0.00000000000003440778742436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0.001521" calcext:value-type="float">
            <text:p>0.001521</text:p>
          </table:table-cell>
          <table:table-cell table:style-name="ce3" office:value-type="string" calcext:value-type="string">
            <text:p>xz</text:p>
          </table:table-cell>
          <table:table-cell table:style-name="ce4" table:formula="of:=[.C8]*[.$B$5]" office:value-type="float" office:value="0.0000000000000128050513022889" calcext:value-type="float">
            <text:p>0.000000000000012805051302288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 office:value-type="float" office:value="-0.013012" calcext:value-type="float">
            <text:p>-0.013012</text:p>
          </table:table-cell>
          <table:table-cell table:style-name="ce3" office:value-type="string" calcext:value-type="string">
            <text:p>yz</text:p>
          </table:table-cell>
          <table:table-cell table:style-name="ce4" table:formula="of:=[.C9]*[.$B$5]" office:value-type="float" office:value="-0.000000000000109545908971323" calcext:value-type="float">
            <text:p>-0.000000000000109545908971323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49:34.631312010</meta:creation-date>
    <dc:date>2020-12-15T00:33:52.030313137</dc:date>
    <meta:editing-duration>PT5H13M27S</meta:editing-duration>
    <meta:editing-cycles>1</meta:editing-cycles>
    <meta:document-statistic meta:table-count="1" meta:cell-count="26" meta:object-count="0"/>
    <meta:generator>LibreOffice/6.0.7.3$Linux_X86_64 LibreOffice_project/00m0$Build-3</meta:generator>
  </office:meta>
</office:document-meta>
</file>